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E00000071D552FE7E174080AD.png" manifest:media-type="image/png"/>
  <manifest:file-entry manifest:full-path="Pictures/10000001000002BE000000CF9F9124A0680B4F8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-color="#b4c7dc" draw:textarea-horizontal-align="justify" draw:textarea-vertical-align="middle" draw:auto-grow-height="false" fo:min-height="0.86cm" fo:min-width="3.88cm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-color="#b4c7dc" draw:textarea-horizontal-align="justify" draw:textarea-vertical-align="middle" draw:auto-grow-height="false" fo:min-height="0.86cm" fo:min-width="3.88cm"/>
      <style:paragraph-properties style:writing-mode="lr-tb"/>
    </style:style>
    <style:style style:name="gr6" style:family="graphic" style:parent-style-name="standard">
      <style:graphic-properties draw:stroke="solid" draw:stroke-dash="Dot_20__28_Rounded_29_" svg:stroke-width="0.106cm" svg:stroke-color="#cccccc" draw:marker-start-width="0.358cm" draw:marker-end-width="0.358cm" svg:stroke-linecap="round" draw:textarea-vertical-align="middle" fo:padding-top="0.177cm" fo:padding-bottom="0.177cm" fo:padding-left="0.302cm" fo:padding-right="0.302cm"/>
      <style:paragraph-properties style:writing-mode="lr-tb"/>
    </style:style>
    <style:style style:name="gr7" style:family="graphic" style:parent-style-name="standard">
      <style:graphic-properties draw:stroke="solid" draw:stroke-dash="Dot_20__28_Rounded_29_" svg:stroke-width="0.106cm" svg:stroke-color="#cccccc" draw:marker-start-width="0.358cm" draw:marker-end-width="0.358cm" svg:stroke-linecap="round" draw:textarea-vertical-align="top" fo:padding-top="0.177cm" fo:padding-bottom="0.177cm" fo:padding-left="0.302cm" fo:padding-right="0.302cm"/>
      <style:paragraph-properties style:writing-mode="lr-tb"/>
    </style:style>
    <style:style style:name="gr8" style:family="graphic" style:parent-style-name="standard">
      <style:graphic-properties draw:stroke="solid" draw:stroke-dash="Dot_20__28_Rounded_29_" svg:stroke-width="0.106cm" svg:stroke-color="#cccccc" draw:marker-start-width="0.358cm" draw:marker-end-width="0.358cm" svg:stroke-linecap="round" draw:textarea-vertical-align="middle" fo:padding-top="0.177cm" fo:padding-bottom="0.177cm" fo:padding-left="0.302cm" fo:padding-right="0.302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  <style:text-properties style:font-name="Consolas1" fo:font-style="normal" fo:font-weight="normal"/>
    </style:style>
    <style:style style:name="P6" style:family="paragraph">
      <loext:graphic-properties draw:fill-color="#b4c7dc"/>
      <style:paragraph-properties fo:text-align="center"/>
      <style:text-properties fo:color="#008080" loext:opacity="100%" style:font-name="Consolas1" fo:font-style="normal" fo:font-weight="normal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font-name="Consolas1" fo:font-style="normal" fo:font-weight="normal"/>
    </style:style>
    <style:style style:name="P8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color="#008080" loext:opacity="100%" style:font-name="Consolas1" fo:font-style="normal" fo:font-weight="normal"/>
    </style:style>
    <style:style style:name="P9" style:family="paragraph">
      <style:paragraph-properties fo:text-align="center"/>
      <style:text-properties fo:color="#000000" loext:opacity="100%" style:font-name="Consolas1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-color="#ffffff"/>
    </style:style>
    <style:style style:name="T1" style:family="text">
      <style:text-properties style:font-name="Consolas1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ED++</text:p>
          </draw:text-box>
        </draw:frame>
        <draw:frame draw:style-name="gr1" draw:text-style-name="P2" draw:layer="layout" svg:width="10.302cm" svg:height="5.243cm" svg:x="8.849cm" svg:y="3.157cm">
          <draw:image xlink:href="Pictures/10000001000000DE00000071D552FE7E174080AD.png" xlink:type="simple" xlink:show="embed" xlink:actuate="onLoad" draw:mime-type="image/png">
            <text:p/>
          </draw:image>
        </draw:frame>
        <draw:frame draw:style-name="gr2" draw:text-style-name="P3" draw:layer="layout" svg:width="20.662cm" svg:height="6.092cm" svg:x="3.669cm" svg:y="9cm">
          <draw:image xlink:href="Pictures/10000001000002BE000000CF9F9124A0680B4F8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9">
        <draw:frame presentation:style-name="pr3" draw:layer="layout" svg:width="25.199cm" svg:height="2.629cm" svg:x="1.5cm" svg:y="0.5cm" presentation:class="title" presentation:user-transformed="true">
          <draw:text-box>
            <text:p>Base de données</text:p>
          </draw:text-box>
        </draw:frame>
        <draw:g>
          <draw:custom-shape draw:style-name="gr4" draw:text-style-name="P6" xml:id="id1" draw:id="id1" draw:layer="layout" svg:width="4.5cm" svg:height="1.23cm" svg:x="6cm" svg:y="6.889cm">
            <text:p text:style-name="P5">COUR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xml:id="id2" draw:id="id2" draw:layer="layout" svg:width="4.5cm" svg:height="1.23cm" svg:x="6cm" svg:y="9.899cm">
            <text:p text:style-name="P5">ELEV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xml:id="id3" draw:id="id3" draw:layer="layout" svg:width="4.5cm" svg:height="1.23cm" svg:x="16.75cm" svg:y="3.129cm">
            <text:p text:style-name="P7"><text:span text:style-name="T1">PROFESSEU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xml:id="id4" draw:id="id4" draw:layer="layout" svg:width="4.5cm" svg:height="1.23cm" svg:x="16.75cm" svg:y="6.899cm">
            <text:p text:style-name="P5">MATIER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xml:id="id7" draw:id="id7" draw:layer="layout" svg:width="4.5cm" svg:height="1.23cm" svg:x="12.5cm" svg:y="9.899cm">
            <text:p text:style-name="P5">CLASS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xml:id="id5" draw:id="id5" draw:layer="layout" svg:width="4.5cm" svg:height="1.23cm" svg:x="16.75cm" svg:y="13.129cm">
            <text:p text:style-name="P5">EVALUATION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6" xml:id="id6" draw:id="id6" draw:layer="layout" svg:width="4.5cm" svg:height="1.23cm" svg:x="6cm" svg:y="13.129cm">
            <text:p text:style-name="P5">NOT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3" draw:layer="layout" svg:x1="8.25cm" svg:y1="8.119cm" svg:x2="8.25cm" svg:y2="9.899cm" draw:start-shape="id1" draw:start-glue-point="2" draw:end-shape="id2" draw:end-glue-point="0" svg:d="M8250 8119v1780" svg:viewBox="0 0 1 1781">
            <text:p text:style-name="P3"/>
          </draw:connector>
          <draw:connector draw:style-name="gr7" draw:text-style-name="P9" draw:layer="layout" svg:x1="8.25cm" svg:y1="6.889cm" svg:x2="16.75cm" svg:y2="3.744cm" draw:start-shape="id1" draw:start-glue-point="0" draw:end-shape="id3" draw:end-glue-point="3" svg:d="M8250 6889v-3145h8500" svg:viewBox="0 0 8501 3146">
            <text:p text:style-name="P9"/>
          </draw:connector>
          <draw:connector draw:style-name="gr6" draw:text-style-name="P3" draw:layer="layout" svg:x1="16.75cm" svg:y1="7.514cm" svg:x2="10.5cm" svg:y2="7.504cm" draw:start-shape="id4" draw:start-glue-point="3" draw:end-shape="id1" draw:end-glue-point="1" svg:d="M16750 7514h-3124v-10h-3126" svg:viewBox="0 0 6251 11">
            <text:p text:style-name="P3"/>
          </draw:connector>
          <draw:connector draw:style-name="gr8" draw:text-style-name="P3" draw:layer="layout" svg:x1="19cm" svg:y1="13.129cm" svg:x2="19cm" svg:y2="8.129cm" draw:start-shape="id5" draw:start-glue-point="0" draw:end-shape="id4" draw:end-glue-point="2" svg:d="M19000 13129v-5000" svg:viewBox="0 0 1 5001">
            <text:p/>
          </draw:connector>
          <draw:connector draw:style-name="gr6" draw:text-style-name="P3" draw:layer="layout" svg:x1="8.25cm" svg:y1="13.129cm" svg:x2="8.25cm" svg:y2="11.129cm" draw:start-shape="id6" draw:start-glue-point="0" draw:end-shape="id2" draw:end-glue-point="2" svg:d="M8250 13129v-2000" svg:viewBox="0 0 1 2001">
            <text:p text:style-name="P3"/>
          </draw:connector>
          <draw:connector draw:style-name="gr8" draw:text-style-name="P3" draw:layer="layout" svg:x1="16.75cm" svg:y1="13.744cm" svg:x2="10.5cm" svg:y2="13.744cm" draw:start-shape="id5" draw:start-glue-point="3" draw:end-shape="id6" draw:end-glue-point="1" svg:d="M16750 13744h-6250" svg:viewBox="0 0 6251 1">
            <text:p/>
          </draw:connector>
          <draw:connector draw:style-name="gr8" draw:text-style-name="P3" draw:layer="layout" svg:x1="12.5cm" svg:y1="10.514cm" svg:x2="10.5cm" svg:y2="10.514cm" draw:start-shape="id7" draw:start-glue-point="3" draw:end-shape="id2" draw:end-glue-point="1" svg:d="M12500 10514h-2000" svg:viewBox="0 0 2001 1">
            <text:p/>
          </draw:connector>
        </draw:g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variable"/>
    <style:font-face style:name="Consolas1" svg:font-family="Consolas" style:font-family-generic="modern" style:font-pitch="fixed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4T17:28:14.514000000</meta:creation-date>
    <dc:date>2022-11-05T12:02:15.227000000</dc:date>
    <meta:editing-duration>PT2H51M52S</meta:editing-duration>
    <meta:editing-cycles>11</meta:editing-cycles>
    <meta:generator>LibreOffice/7.2.3.2$Windows_X86_64 LibreOffice_project/d166454616c1632304285822f9c83ce2e660fd92</meta:generator>
    <meta:document-statistic meta:object-count="44"/>
  </office:meta>
</office:document-meta>
</file>